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top="0in" fo:margin-bottom="0.2in" fo:keep-together="always" style:page-number="auto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<text:text-input text:description="">RepeatIn(objects, 'partner')</text:text-input><text:text-input text:description="">partner.name</text:text-input><text:line-break/><text:text-input text:description="">partner.addresses and partner.addresses[0].name or ''</text:text-input><text:line-break/><text:text-input text:description="">partner.addresses and partner.addresses[0].street or ''</text:text-input><text:line-break/><text:text-input text:description="">partner.addresses and partner.addresses[0].zip or ''</text:text-input> <text:text-input text:description="">partner.addresses and partner.addresses[0].city or ''</text:text-input><text:line-break/><text:text-input text:description="">partner.addresses and partner.addresses[0].country and partner.addresses[0].country.name or ''</text:text-input> <text:text-input text:description="">partner.addresses and partner.addresses[0].state and partner.addresses[0].state.name or ''</text:text-input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background-image/>
        <style:columns fo:column-count="2" fo:column-gap="0.5in">
          <style:column style:rel-width="4818*" fo:start-indent="0in" fo:end-indent="0.25in"/>
          <style:column style:rel-width="4819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8-03-07T15:49:14</meta:creation-date>
    <dc:date>2008-03-07T17:19:40</dc:date>
    <meta:editing-cycles>25</meta:editing-cycles>
    <meta:editing-duration>PT1H30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0" meta:character-count="14"/>
  </office:meta>
</office:document-meta>
</file>